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installer --onefile --windowed --add-data "templates;templates" --add-data "static;static" appflask.py</text:p>
      <text:p text:style-name="Standard"/>
      <text:list text:style-name="L1">
        <text:list-item>
          <text:p text:style-name="P1"><text:span text:style-name="Source_20_Text">--onefile</text:span>: Cria um único arquivo executável.</text:p>
        </text:list-item>
      </text:list>
      <text:list text:style-name="L2">
        <text:list-item>
          <text:p text:style-name="P2"><text:span text:style-name="Source_20_Text">--windowed</text:span>: Suprime a janela do terminal/PowerShell (usado principalmente para aplicações com GUI).</text:p>
        </text:list-item>
      </text:list>
      <text:list text:style-name="L3">
        <text:list-item>
          <text:p text:style-name="P3"><text:span text:style-name="Source_20_Text">--add-data "templates;templates"</text:span> e <text:span text:style-name="Source_20_Text">--add-data "static;static"</text:span>: Inclui as pastas <text:span text:style-name="Source_20_Text">templates</text:span> e <text:span text:style-name="Source_20_Text">static</text:span> no executável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8:12:28.383000000</meta:creation-date>
    <dc:date>2024-12-08T18:13:01.595000000</dc:date>
    <meta:editing-duration>PT34S</meta:editing-duration>
    <meta:editing-cycles>1</meta:editing-cycles>
    <meta:document-statistic meta:table-count="0" meta:image-count="0" meta:object-count="0" meta:page-count="1" meta:paragraph-count="4" meta:word-count="50" meta:character-count="363" meta:non-whitespace-character-count="328"/>
    <meta:generator>LibreOffice/24.8.1.2$Windows_X86_64 LibreOffice_project/87fa9aec1a63e70835390b81c40bb8993f1d4ff6</meta:generator>
  </office:meta>
</office:document-meta>
</file>